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17b2bc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background-color="#ffaa95" loext:char-shading-value="0" style:font-size-asian="8pt" style:font-size-complex="8pt"/>
    </style:style>
    <style:style style:name="T3" style:family="text">
      <style:text-properties fo:background-color="#ffaa95" loext:char-shading-value="0"/>
    </style:style>
    <style:style style:name="T4" style:family="text">
      <style:text-properties fo:color="#5983b0" loext:opacity="100%"/>
    </style:style>
    <style:style style:name="T5" style:family="text">
      <style:text-properties fo:color="#5983b0" loext:opacity="100%" officeooo:rsid="00184611"/>
    </style:style>
    <style:style style:name="T6" style:family="text">
      <style:text-properties fo:color="#069a2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c@skc-Latitude-3420:~/newpro/system_programming/linkers$ objdump -dx main_sum </text:p>
      <text:p text:style-name="P1"/>
      <text:p text:style-name="P1">main_sum: <text:s text:c="4"/>file format elf64-x86-64</text:p>
      <text:p text:style-name="P1">main_sum</text:p>
      <text:p text:style-name="P1">architecture: i386:x86-64, flags 0x00000150:</text:p>
      <text:p text:style-name="P1">HAS_SYMS, DYNAMIC, D_PAGED</text:p>
      <text:p text:style-name="P1">start address 0x0000000000001040</text:p>
      <text:p text:style-name="P1"/>
      <text:p text:style-name="P1">Program Header:</text:p>
      <text:p text:style-name="P1"><text:s text:c="4"/>PHDR off <text:s text:c="3"/>0x0000000000000040 vaddr 0x0000000000000040 paddr 0x0000000000000040 align 2**3</text:p>
      <text:p text:style-name="P1"><text:s text:c="9"/>filesz 0x00000000000002d8 memsz 0x00000000000002d8 flags r--</text:p>
      <text:p text:style-name="P1"><text:s text:c="2"/>INTERP off <text:s text:c="3"/>0x0000000000000318 vaddr 0x0000000000000318 paddr 0x0000000000000318 align 2**0</text:p>
      <text:p text:style-name="P1"><text:s text:c="9"/>filesz 0x000000000000001c memsz 0x000000000000001c flags r--</text:p>
      <text:p text:style-name="P1"><text:s text:c="4"/>LOAD off <text:s text:c="3"/>0x0000000000000000 vaddr 0x0000000000000000 paddr 0x0000000000000000 align 2**12</text:p>
      <text:p text:style-name="P1"><text:s text:c="9"/>filesz 0x00000000000005f0 memsz 0x00000000000005f0 flags r--</text:p>
      <text:p text:style-name="P1"><text:s text:c="4"/>LOAD off <text:s text:c="3"/>0x0000000000001000 vaddr 0x0000000000001000 paddr 0x0000000000001000 align 2**12</text:p>
      <text:p text:style-name="P1"><text:s text:c="9"/>filesz 0x00000000000001a9 memsz 0x00000000000001a9 flags r-x</text:p>
      <text:p text:style-name="P1"><text:s text:c="4"/>LOAD off <text:s text:c="3"/>0x0000000000002000 vaddr 0x0000000000002000 paddr 0x0000000000002000 align 2**12</text:p>
      <text:p text:style-name="P1"><text:s text:c="9"/>filesz 0x00000000000000ec memsz 0x00000000000000ec flags r--</text:p>
      <text:p text:style-name="P1"><text:s text:c="4"/>LOAD off <text:s text:c="3"/>0x0000000000002df0 vaddr 0x0000000000003df0 paddr 0x0000000000003df0 align 2**12</text:p>
      <text:p text:style-name="P1"><text:s text:c="9"/>filesz 0x0000000000000230 memsz 0x0000000000000238 flags rw-</text:p>
      <text:p text:style-name="P1"><text:s/>DYNAMIC off <text:s text:c="3"/>0x0000000000002e00 vaddr 0x0000000000003e00 paddr 0x0000000000003e00 align 2**3</text:p>
      <text:p text:style-name="P1"><text:s text:c="9"/>filesz 0x00000000000001c0 memsz 0x00000000000001c0 flags rw-</text:p>
      <text:p text:style-name="P1"><text:s text:c="4"/>NOTE off <text:s text:c="3"/>0x0000000000000338 vaddr 0x0000000000000338 paddr 0x0000000000000338 align 2**3</text:p>
      <text:p text:style-name="P1"><text:s text:c="9"/>filesz 0x0000000000000030 memsz 0x0000000000000030 flags r--</text:p>
      <text:p text:style-name="P1"><text:s text:c="4"/>NOTE off <text:s text:c="3"/>0x0000000000000368 vaddr 0x0000000000000368 paddr 0x0000000000000368 align 2**2</text:p>
      <text:p text:style-name="P1"><text:s text:c="9"/>filesz 0x0000000000000044 memsz 0x0000000000000044 flags r--</text:p>
      <text:p text:style-name="P1">0x6474e553 off <text:s text:c="3"/>0x0000000000000338 vaddr 0x0000000000000338 paddr 0x0000000000000338 align 2**3</text:p>
      <text:p text:style-name="P1"><text:s text:c="9"/>filesz 0x0000000000000030 memsz 0x0000000000000030 flags r--</text:p>
      <text:p text:style-name="P1">EH_FRAME off <text:s text:c="3"/>0x0000000000002004 vaddr 0x0000000000002004 paddr 0x0000000000002004 align 2**2</text:p>
      <text:p text:style-name="P1"><text:s text:c="9"/>filesz 0x0000000000000034 memsz 0x0000000000000034 flags r--</text:p>
      <text:p text:style-name="P1"><text:s text:c="3"/>STACK off <text:s text:c="3"/>0x0000000000000000 vaddr 0x0000000000000000 paddr 0x0000000000000000 align 2**4</text:p>
      <text:p text:style-name="P1"><text:s text:c="9"/>filesz 0x0000000000000000 memsz 0x0000000000000000 flags rw-</text:p>
      <text:p text:style-name="P1"><text:s text:c="3"/>RELRO off <text:s text:c="3"/>0x0000000000002df0 vaddr 0x0000000000003df0 paddr 0x0000000000003df0 align 2**0</text:p>
      <text:p text:style-name="P1"><text:s text:c="9"/>filesz 0x0000000000000210 memsz 0x0000000000000210 flags r--</text:p>
      <text:p text:style-name="P1"/>
      <text:p text:style-name="P1">Dynamic Section:</text:p>
      <text:p text:style-name="P1"><text:s text:c="2"/>NEEDED <text:s text:c="14"/>libc.so.6</text:p>
      <text:p text:style-name="P1"><text:s text:c="2"/>INIT <text:s text:c="16"/>0x0000000000001000</text:p>
      <text:p text:style-name="P1"><text:s text:c="2"/>FINI <text:s text:c="16"/>0x000000000000119c</text:p>
      <text:p text:style-name="P1"><text:s text:c="2"/>INIT_ARRAY <text:s text:c="10"/>0x0000000000003df0</text:p>
      <text:p text:style-name="P1"><text:s text:c="2"/>INIT_ARRAYSZ <text:s text:c="8"/>0x0000000000000008</text:p>
      <text:p text:style-name="P1"><text:s text:c="2"/>FINI_ARRAY <text:s text:c="10"/>0x0000000000003df8</text:p>
      <text:p text:style-name="P1"><text:s text:c="2"/>FINI_ARRAYSZ <text:s text:c="8"/>0x0000000000000008</text:p>
      <text:p text:style-name="P1"><text:s text:c="2"/>GNU_HASH <text:s text:c="12"/>0x00000000000003b0</text:p>
      <text:p text:style-name="P1"><text:s text:c="2"/>STRTAB <text:s text:c="14"/>0x0000000000000468</text:p>
      <text:p text:style-name="P1"><text:s text:c="2"/>SYMTAB <text:s text:c="14"/>0x00000000000003d8</text:p>
      <text:p text:style-name="P1"><text:s text:c="2"/>STRSZ <text:s text:c="15"/>0x0000000000000088</text:p>
      <text:p text:style-name="P1"><text:s text:c="2"/>SYMENT <text:s text:c="14"/>0x0000000000000018</text:p>
      <text:p text:style-name="P1"><text:s text:c="2"/>DEBUG <text:s text:c="15"/>0x0000000000000000</text:p>
      <text:p text:style-name="P1"><text:s text:c="2"/>PLTGOT <text:s text:c="14"/>0x0000000000003fc0</text:p>
      <text:p text:style-name="P1"><text:s text:c="2"/>RELA <text:s text:c="16"/>0x0000000000000530</text:p>
      <text:p text:style-name="P1"><text:s text:c="2"/>RELASZ <text:s text:c="14"/>0x00000000000000c0</text:p>
      <text:p text:style-name="P1"><text:s text:c="2"/>RELAENT <text:s text:c="13"/>0x0000000000000018</text:p>
      <text:p text:style-name="P1"><text:s text:c="2"/>FLAGS <text:s text:c="15"/>0x0000000000000008</text:p>
      <text:p text:style-name="P1"><text:s text:c="2"/>FLAGS_1 <text:s text:c="13"/>0x0000000008000001</text:p>
      <text:p text:style-name="P1"><text:s text:c="2"/>VERNEED <text:s text:c="13"/>0x0000000000000500</text:p>
      <text:p text:style-name="P1"><text:s text:c="2"/>VERNEEDNUM <text:s text:c="10"/>0x0000000000000001</text:p>
      <text:p text:style-name="P1"><text:s text:c="2"/>VERSYM <text:s text:c="14"/>0x00000000000004f0</text:p>
      <text:p text:style-name="P1"><text:s text:c="2"/>RELACOUNT <text:s text:c="11"/>0x0000000000000003</text:p>
      <text:p text:style-name="P1"/>
      <text:p text:style-name="P1">Version References:</text:p>
      <text:p text:style-name="P1"><text:s text:c="2"/>required from libc.so.6:</text:p>
      <text:p text:style-name="P1"><text:s text:c="4"/>0x09691a75 0x00 03 GLIBC_2.2.5</text:p>
      <text:p text:style-name="P1"><text:s text:c="4"/>0x069691b4 0x00 02 GLIBC_2.34</text:p>
      <text:p text:style-name="P1"/>
      <text:p text:style-name="P1">Sections:</text:p>
      <text:p text:style-name="P1">Idx Name <text:s text:c="9"/>Size <text:s text:c="5"/>VMA <text:s text:c="14"/>LMA <text:s text:c="14"/>File off <text:s/>Algn</text:p>
      <text:p text:style-name="P1"><text:s text:c="2"/>0 .interp <text:s text:c="6"/>0000001c <text:s/>0000000000000318 <text:s/>0000000000000318 <text:s/>00000318 <text:s/>2**0</text:p>
      <text:p text:style-name="P1"><text:s text:c="18"/>CONTENTS, ALLOC, LOAD, READONLY, DATA</text:p>
      <text:p text:style-name="P1"><text:s text:c="2"/>1 .note.gnu.property 00000030 <text:s/>0000000000000338 <text:s/>0000000000000338 <text:s/>00000338 <text:s/>2**3</text:p>
      <text:p text:style-name="P1"><text:s text:c="18"/>CONTENTS, ALLOC, LOAD, READONLY, DATA</text:p>
      <text:p text:style-name="P1"><text:s text:c="2"/>2 .note.gnu.build-id 00000024 <text:s/>0000000000000368 <text:s/>0000000000000368 <text:s/>00000368 <text:s/>2**2</text:p>
      <text:p text:style-name="P1"><text:s text:c="18"/>CONTENTS, ALLOC, LOAD, READONLY, DATA</text:p>
      <text:p text:style-name="P1"><text:s text:c="2"/>3 .note.ABI-tag 00000020 <text:s/>000000000000038c <text:s/>000000000000038c <text:s/>0000038c <text:s/>2**2</text:p>
      <text:p text:style-name="P1"><text:s text:c="18"/>CONTENTS, ALLOC, LOAD, READONLY, DATA</text:p>
      <text:p text:style-name="P1"><text:s text:c="2"/>4 .gnu.hash <text:s text:c="4"/>00000024 <text:s/>00000000000003b0 <text:s/>00000000000003b0 <text:s/>000003b0 <text:s/>2**3</text:p>
      <text:p text:style-name="P1"><text:s text:c="18"/>CONTENTS, ALLOC, LOAD, READONLY, DATA</text:p>
      <text:p text:style-name="P1"><text:s text:c="2"/>5 .dynsym <text:s text:c="6"/>00000090 <text:s/>00000000000003d8 <text:s/>00000000000003d8 <text:s/>000003d8 <text:s/>2**3</text:p>
      <text:p text:style-name="P1"><text:s text:c="18"/>CONTENTS, ALLOC, LOAD, READONLY, DATA</text:p>
      <text:p text:style-name="P1"><text:soft-page-break/><text:s text:c="2"/>6 .dynstr <text:s text:c="6"/>00000088 <text:s/>0000000000000468 <text:s/>0000000000000468 <text:s/>00000468 <text:s/>2**0</text:p>
      <text:p text:style-name="P1"><text:s text:c="18"/>CONTENTS, ALLOC, LOAD, READONLY, DATA</text:p>
      <text:p text:style-name="P1"><text:s text:c="2"/>7 .gnu.version <text:s/>0000000c <text:s/>00000000000004f0 <text:s/>00000000000004f0 <text:s/>000004f0 <text:s/>2**1</text:p>
      <text:p text:style-name="P1"><text:s text:c="18"/>CONTENTS, ALLOC, LOAD, READONLY, DATA</text:p>
      <text:p text:style-name="P1"><text:s text:c="2"/>8 .gnu.version_r 00000030 <text:s/>0000000000000500 <text:s/>0000000000000500 <text:s/>00000500 <text:s/>2**3</text:p>
      <text:p text:style-name="P1"><text:s text:c="18"/>CONTENTS, ALLOC, LOAD, READONLY, DATA</text:p>
      <text:p text:style-name="P1"><text:s text:c="2"/>9 .rela.dyn <text:s text:c="4"/>000000c0 <text:s/>0000000000000530 <text:s/>0000000000000530 <text:s/>00000530 <text:s/>2**3</text:p>
      <text:p text:style-name="P1"><text:s text:c="18"/>CONTENTS, ALLOC, LOAD, READONLY, DATA</text:p>
      <text:p text:style-name="P1"><text:s/>10 .init <text:s text:c="8"/>0000001b <text:s/>0000000000001000 <text:s/>0000000000001000 <text:s/>00001000 <text:s/>2**2</text:p>
      <text:p text:style-name="P1"><text:s text:c="18"/>CONTENTS, ALLOC, LOAD, READONLY, CODE</text:p>
      <text:p text:style-name="P1"><text:s/>11 .plt <text:s text:c="9"/>00000010 <text:s/>0000000000001020 <text:s/>0000000000001020 <text:s/>00001020 <text:s/>2**4</text:p>
      <text:p text:style-name="P1"><text:s text:c="18"/>CONTENTS, ALLOC, LOAD, READONLY, CODE</text:p>
      <text:p text:style-name="P1"><text:s/>12 .plt.got <text:s text:c="5"/>00000010 <text:s/>0000000000001030 <text:s/>0000000000001030 <text:s/>00001030 <text:s/>2**4</text:p>
      <text:p text:style-name="P1"><text:s text:c="18"/>CONTENTS, ALLOC, LOAD, READONLY, CODE</text:p>
      <text:p text:style-name="P1"><text:s/>13 .text <text:s text:c="8"/>0000015a <text:s/>0000000000001040 <text:s/>0000000000001040 <text:s/>00001040 <text:s/>2**4</text:p>
      <text:p text:style-name="P1"><text:s text:c="18"/>CONTENTS, ALLOC, LOAD, READONLY, CODE</text:p>
      <text:p text:style-name="P1"><text:s/>14 .fini <text:s text:c="8"/>0000000d <text:s/>000000000000119c <text:s/>000000000000119c <text:s/>0000119c <text:s/>2**2</text:p>
      <text:p text:style-name="P1"><text:s text:c="18"/>CONTENTS, ALLOC, LOAD, READONLY, CODE</text:p>
      <text:p text:style-name="P1"><text:s/>15 .rodata <text:s text:c="6"/>00000004 <text:s/>0000000000002000 <text:s/>0000000000002000 <text:s/>00002000 <text:s/>2**2</text:p>
      <text:p text:style-name="P1"><text:s text:c="18"/>CONTENTS, ALLOC, LOAD, READONLY, DATA</text:p>
      <text:p text:style-name="P1"><text:s/>16 .eh_frame_hdr 00000034 <text:s/>0000000000002004 <text:s/>0000000000002004 <text:s/>00002004 <text:s/>2**2</text:p>
      <text:p text:style-name="P1"><text:s text:c="18"/>CONTENTS, ALLOC, LOAD, READONLY, DATA</text:p>
      <text:p text:style-name="P1"><text:s/>17 .eh_frame <text:s text:c="4"/>000000b4 <text:s/>0000000000002038 <text:s/>0000000000002038 <text:s/>00002038 <text:s/>2**3</text:p>
      <text:p text:style-name="P1"><text:s text:c="18"/>CONTENTS, ALLOC, LOAD, READONLY, DATA</text:p>
      <text:p text:style-name="P1"><text:s/>18 .init_array <text:s text:c="2"/>00000008 <text:s/>0000000000003df0 <text:s/>0000000000003df0 <text:s/>00002df0 <text:s/>2**3</text:p>
      <text:p text:style-name="P1"><text:s text:c="18"/>CONTENTS, ALLOC, LOAD, DATA</text:p>
      <text:p text:style-name="P1"><text:s/>19 .fini_array <text:s text:c="2"/>00000008 <text:s/>0000000000003df8 <text:s/>0000000000003df8 <text:s/>00002df8 <text:s/>2**3</text:p>
      <text:p text:style-name="P1"><text:s text:c="18"/>CONTENTS, ALLOC, LOAD, DATA</text:p>
      <text:p text:style-name="P1"><text:s/>20 .dynamic <text:s text:c="5"/>000001c0 <text:s/>0000000000003e00 <text:s/>0000000000003e00 <text:s/>00002e00 <text:s/>2**3</text:p>
      <text:p text:style-name="P1"><text:s text:c="18"/>CONTENTS, ALLOC, LOAD, DATA</text:p>
      <text:p text:style-name="P1"><text:s/>21 .got <text:s text:c="9"/>00000040 <text:s/>0000000000003fc0 <text:s/>0000000000003fc0 <text:s/>00002fc0 <text:s/>2**3</text:p>
      <text:p text:style-name="P1"><text:s text:c="18"/>CONTENTS, ALLOC, LOAD, DATA</text:p>
      <text:p text:style-name="P1"><text:s/>22 .data <text:s text:c="8"/>00000020 <text:s/>0000000000004000 <text:s/>0000000000004000 <text:s/>00003000 <text:s/>2**4</text:p>
      <text:p text:style-name="P1"><text:s text:c="18"/>CONTENTS, ALLOC, LOAD, DATA</text:p>
      <text:p text:style-name="P1"><text:s/>23 .bss <text:s text:c="9"/>00000008 <text:s/>0000000000004020 <text:s/>0000000000004020 <text:s/>00003020 <text:s/>2**0</text:p>
      <text:p text:style-name="P1"><text:s text:c="18"/>ALLOC</text:p>
      <text:p text:style-name="P1"><text:s/>24 .comment <text:s text:c="5"/>0000002b <text:s/>0000000000000000 <text:s/>0000000000000000 <text:s/>00003020 <text:s/>2**0</text:p>
      <text:p text:style-name="P1"><text:s text:c="18"/>CONTENTS, READONLY</text:p>
      <text:p text:style-name="P1">SYMBOL TABLE:</text:p>
      <text:p text:style-name="P1">0000000000000000 l <text:s text:c="3"/>df *ABS*<text:tab/>0000000000000000 <text:s text:c="13"/>Scrt1.o</text:p>
      <text:p text:style-name="P1">000000000000038c l <text:s text:c="4"/>O .note.ABI-tag<text:tab/>0000000000000020 <text:s text:c="13"/>__abi_tag</text:p>
      <text:p text:style-name="P1">0000000000000000 l <text:s text:c="3"/>df *ABS*<text:tab/>0000000000000000 <text:s text:c="13"/>crtstuff.c</text:p>
      <text:p text:style-name="P1">0000000000001070 l <text:s text:c="4"/>F .text<text:tab/>0000000000000000 <text:s text:c="13"/>deregister_tm_clones</text:p>
      <text:p text:style-name="P1">00000000000010a0 l <text:s text:c="4"/>F .text<text:tab/>0000000000000000 <text:s text:c="13"/>register_tm_clones</text:p>
      <text:p text:style-name="P1">00000000000010e0 l <text:s text:c="4"/>F .text<text:tab/>0000000000000000 <text:s text:c="13"/>__do_global_dtors_aux</text:p>
      <text:p text:style-name="P1">0000000000004020 l <text:s text:c="4"/>O .bss<text:tab/>0000000000000001 <text:s text:c="13"/>completed.0</text:p>
      <text:p text:style-name="P1">0000000000003df8 l <text:s text:c="4"/>O .fini_array<text:tab/>0000000000000000 <text:s text:c="13"/>__do_global_dtors_aux_fini_array_entry</text:p>
      <text:p text:style-name="P1">0000000000001120 l <text:s text:c="4"/>F .text<text:tab/>0000000000000000 <text:s text:c="13"/>frame_dummy</text:p>
      <text:p text:style-name="P1">0000000000003df0 l <text:s text:c="4"/>O .init_array<text:tab/>0000000000000000 <text:s text:c="13"/>__frame_dummy_init_array_entry</text:p>
      <text:p text:style-name="P1">0000000000000000 l <text:s text:c="3"/>df *ABS*<text:tab/>0000000000000000 <text:s text:c="13"/>main.c</text:p>
      <text:p text:style-name="P1">0000000000000000 l <text:s text:c="3"/>df *ABS*<text:tab/>0000000000000000 <text:s text:c="13"/>sum.c</text:p>
      <text:p text:style-name="P1">0000000000000000 l <text:s text:c="3"/>df *ABS*<text:tab/>0000000000000000 <text:s text:c="13"/>crtstuff.c</text:p>
      <text:p text:style-name="P1">00000000000020e8 l <text:s text:c="4"/>O .eh_frame<text:tab/>0000000000000000 <text:s text:c="13"/>__FRAME_END__</text:p>
      <text:p text:style-name="P1">0000000000000000 l <text:s text:c="3"/>df *ABS*<text:tab/>0000000000000000 <text:s text:c="13"/></text:p>
      <text:p text:style-name="P1">0000000000003e00 l <text:s text:c="4"/>O .dynamic<text:tab/>0000000000000000 <text:s text:c="13"/>_DYNAMIC</text:p>
      <text:p text:style-name="P1">0000000000002004 l <text:s text:c="6"/>.eh_frame_hdr<text:tab/>0000000000000000 <text:s text:c="13"/>__GNU_EH_FRAME_HDR</text:p>
      <text:p text:style-name="P1">0000000000003fc0 l <text:s text:c="4"/>O .got<text:tab/>0000000000000000 <text:s text:c="13"/>_GLOBAL_OFFSET_TABLE_</text:p>
      <text:p text:style-name="P1">0000000000000000 <text:s text:c="6"/>F *UND*<text:tab/>0000000000000000 <text:s text:c="13"/>__libc_start_main@GLIBC_2.34</text:p>
      <text:p text:style-name="P1">0000000000000000 <text:s/>w <text:s text:c="5"/>*UND*<text:tab/>0000000000000000 <text:s text:c="13"/>_ITM_deregisterTMCloneTable</text:p>
      <text:p text:style-name="P1">0000000000004000 <text:s/>w <text:s text:c="5"/>.data<text:tab/>0000000000000000 <text:s text:c="13"/>data_start</text:p>
      <text:p text:style-name="Preformatted_20_Text"><text:span text:style-name="T1">000000000000</text:span><text:span text:style-name="T2">4010 g <text:s text:c="4"/>O .data<text:tab/>0000000000000010 <text:s text:c="13"/>array</text:span></text:p>
      <text:p text:style-name="P1">0000000000004020 g <text:s text:c="6"/>.data<text:tab/>0000000000000000 <text:s text:c="13"/>_edata</text:p>
      <text:p text:style-name="P1">000000000000119c g <text:s text:c="4"/>F .fini<text:tab/>0000000000000000 <text:s text:c="13"/>.hidden _fini</text:p>
      <text:p text:style-name="P1">0000000000004000 g <text:s text:c="6"/>.data<text:tab/>0000000000000000 <text:s text:c="13"/>__data_start</text:p>
      <text:p text:style-name="P1">0000000000000000 <text:s/>w <text:s text:c="5"/>*UND*<text:tab/>0000000000000000 <text:s text:c="13"/>__gmon_start__</text:p>
      <text:p text:style-name="P1">0000000000004008 g <text:s text:c="4"/>O .data<text:tab/>0000000000000000 <text:s text:c="13"/>.hidden __dso_handle</text:p>
      <text:p text:style-name="P1">0000000000001151 g <text:s text:c="4"/>F .text<text:tab/>0000000000000049 <text:s text:c="13"/>sum</text:p>
      <text:p text:style-name="P1">0000000000002000 g <text:s text:c="4"/>O .rodata<text:tab/>0000000000000004 <text:s text:c="13"/>_IO_stdin_used</text:p>
      <text:p text:style-name="P1">0000000000004028 g <text:s text:c="6"/>.bss<text:tab/>0000000000000000 <text:s text:c="13"/>_end</text:p>
      <text:p text:style-name="P1">0000000000001040 g <text:s text:c="4"/>F .text<text:tab/>0000000000000026 <text:s text:c="13"/>_start</text:p>
      <text:p text:style-name="P1">0000000000004020 g <text:s text:c="6"/>.bss<text:tab/>0000000000000000 <text:s text:c="13"/>__bss_start</text:p>
      <text:p text:style-name="P1">0000000000001129 g <text:s text:c="4"/>F .text<text:tab/>0000000000000028 <text:s text:c="13"/>main</text:p>
      <text:p text:style-name="P1">0000000000004020 g <text:s text:c="4"/>O .data<text:tab/>0000000000000000 <text:s text:c="13"/>.hidden __TMC_END__</text:p>
      <text:p text:style-name="P1">0000000000000000 <text:s/>w <text:s text:c="5"/>*UND*<text:tab/>0000000000000000 <text:s text:c="13"/>_ITM_registerTMCloneTable</text:p>
      <text:p text:style-name="P1">0000000000000000 <text:s/>w <text:s text:c="3"/>F *UND*<text:tab/>0000000000000000 <text:s text:c="13"/>__cxa_finalize@GLIBC_2.2.5</text:p>
      <text:p text:style-name="P1">0000000000001000 g <text:s text:c="4"/>F .init<text:tab/>0000000000000000 <text:s text:c="13"/>.hidden _init</text:p>
      <text:p text:style-name="P1"/>
      <text:p text:style-name="P1"/>
      <text:p text:style-name="P1"/>
      <text:p text:style-name="P1"><text:soft-page-break/>Disassembly of section .init:</text:p>
      <text:p text:style-name="P1"/>
      <text:p text:style-name="P1">0000000000001000 &lt;_init&gt;:</text:p>
      <text:p text:style-name="P1"><text:s text:c="4"/>1000:<text:tab/>f3 0f 1e fa <text:s text:c="9"/><text:tab/>endbr64</text:p>
      <text:p text:style-name="P1"><text:s text:c="4"/>1004:<text:tab/>48 83 ec 08 <text:s text:c="9"/><text:tab/>sub <text:s text:c="3"/>$0x8,%rsp</text:p>
      <text:p text:style-name="P1"><text:s text:c="4"/>1008:<text:tab/>48 8b 05 d9 2f 00 00 <text:tab/>mov <text:s text:c="3"/>0x2fd9(%rip),%rax <text:s text:c="7"/># 3fe8 &lt;__gmon_start__@Base&gt;</text:p>
      <text:p text:style-name="P1"><text:s text:c="4"/>100f:<text:tab/>48 85 c0 <text:s text:c="12"/><text:tab/>test <text:s text:c="2"/>%rax,%rax</text:p>
      <text:p text:style-name="P1"><text:s text:c="4"/>1012:<text:tab/>74 02 <text:s text:c="15"/><text:tab/>je <text:s text:c="4"/>1016 &lt;_init+0x16&gt;</text:p>
      <text:p text:style-name="P1"><text:s text:c="4"/>1014:<text:tab/>ff d0 <text:s text:c="15"/><text:tab/>call <text:s text:c="2"/>*%rax</text:p>
      <text:p text:style-name="P1"><text:s text:c="4"/>1016:<text:tab/>48 83 c4 08 <text:s text:c="9"/><text:tab/>add <text:s text:c="3"/>$0x8,%rsp</text:p>
      <text:p text:style-name="P1"><text:s text:c="4"/>101a:<text:tab/>c3 <text:s text:c="18"/><text:tab/>ret</text:p>
      <text:p text:style-name="P1"/>
      <text:p text:style-name="P1">Disassembly of section .plt:</text:p>
      <text:p text:style-name="P1"/>
      <text:p text:style-name="P1">0000000000001020 &lt;.plt&gt;:</text:p>
      <text:p text:style-name="P1"><text:s text:c="4"/>1020:<text:tab/>ff 35 a2 2f 00 00 <text:s text:c="3"/><text:tab/>push <text:s text:c="2"/>0x2fa2(%rip) <text:s text:c="7"/># 3fc8 &lt;_GLOBAL_OFFSET_TABLE_+0x8&gt;</text:p>
      <text:p text:style-name="P1"><text:s text:c="4"/>1026:<text:tab/>ff 25 a4 2f 00 00 <text:s text:c="3"/><text:tab/>jmp <text:s text:c="3"/>*0x2fa4(%rip) <text:s text:c="7"/># 3fd0 &lt;_GLOBAL_OFFSET_TABLE_+0x10&gt;</text:p>
      <text:p text:style-name="P1"><text:s text:c="4"/>102c:<text:tab/>0f 1f 40 00 <text:s text:c="9"/><text:tab/>nopl <text:s text:c="2"/>0x0(%rax)</text:p>
      <text:p text:style-name="P1"/>
      <text:p text:style-name="P1">Disassembly of section .plt.got:</text:p>
      <text:p text:style-name="P1"/>
      <text:p text:style-name="P1">0000000000001030 &lt;__cxa_finalize@plt&gt;:</text:p>
      <text:p text:style-name="P1"><text:s text:c="4"/>1030:<text:tab/>f3 0f 1e fa <text:s text:c="9"/><text:tab/>endbr64</text:p>
      <text:p text:style-name="P1"><text:s text:c="4"/>1034:<text:tab/>ff 25 be 2f 00 00 <text:s text:c="3"/><text:tab/>jmp <text:s text:c="3"/>*0x2fbe(%rip) <text:s text:c="7"/># 3ff8 &lt;__cxa_finalize@GLIBC_2.2.5&gt;</text:p>
      <text:p text:style-name="P1"><text:s text:c="4"/>103a:<text:tab/>66 0f 1f 44 00 00 <text:s text:c="3"/><text:tab/>nopw <text:s text:c="2"/>0x0(%rax,%rax,1)</text:p>
      <text:p text:style-name="P1"/>
      <text:p text:style-name="P1">Disassembly of section .text:</text:p>
      <text:p text:style-name="P1"/>
      <text:p text:style-name="P1">0000000000001040 &lt;_start&gt;:</text:p>
      <text:p text:style-name="P1"><text:s text:c="4"/>1040:<text:tab/>f3 0f 1e fa <text:s text:c="9"/><text:tab/>endbr64</text:p>
      <text:p text:style-name="P1"><text:s text:c="4"/>1044:<text:tab/>31 ed <text:s text:c="15"/><text:tab/>xor <text:s text:c="3"/>%ebp,%ebp</text:p>
      <text:p text:style-name="P1"><text:s text:c="4"/>1046:<text:tab/>49 89 d1 <text:s text:c="12"/><text:tab/>mov <text:s text:c="3"/>%rdx,%r9</text:p>
      <text:p text:style-name="P1"><text:s text:c="4"/>1049:<text:tab/>5e <text:s text:c="18"/><text:tab/>pop <text:s text:c="3"/>%rsi</text:p>
      <text:p text:style-name="P1"><text:s text:c="4"/>104a:<text:tab/>48 89 e2 <text:s text:c="12"/><text:tab/>mov <text:s text:c="3"/>%rsp,%rdx</text:p>
      <text:p text:style-name="P1"><text:s text:c="4"/>104d:<text:tab/>48 83 e4 f0 <text:s text:c="9"/><text:tab/>and <text:s text:c="3"/>$0xfffffffffffffff0,%rsp</text:p>
      <text:p text:style-name="P1"><text:s text:c="4"/>1051:<text:tab/>50 <text:s text:c="18"/><text:tab/>push <text:s text:c="2"/>%rax</text:p>
      <text:p text:style-name="P1"><text:s text:c="4"/>1052:<text:tab/>54 <text:s text:c="18"/><text:tab/>push <text:s text:c="2"/>%rsp</text:p>
      <text:p text:style-name="P1"><text:s text:c="4"/>1053:<text:tab/>45 31 c0 <text:s text:c="12"/><text:tab/>xor <text:s text:c="3"/>%r8d,%r8d</text:p>
      <text:p text:style-name="P1"><text:s text:c="4"/>1056:<text:tab/>31 c9 <text:s text:c="15"/><text:tab/>xor <text:s text:c="3"/>%ecx,%ecx</text:p>
      <text:p text:style-name="P1"><text:s text:c="4"/>1058:<text:tab/>48 8d 3d ca 00 00 00 <text:tab/>lea <text:s text:c="3"/>0xca(%rip),%rdi <text:s text:c="7"/># 1129 &lt;main&gt;</text:p>
      <text:p text:style-name="P1"><text:s text:c="4"/>105f:<text:tab/>ff 15 73 2f 00 00 <text:s text:c="3"/><text:tab/>call <text:s text:c="2"/>*0x2f73(%rip) <text:s text:c="7"/># 3fd8 &lt;__libc_start_main@GLIBC_2.34&gt;</text:p>
      <text:p text:style-name="P1"><text:s text:c="4"/>1065:<text:tab/>f4 <text:s text:c="18"/><text:tab/>hlt</text:p>
      <text:p text:style-name="P1"><text:s text:c="4"/>1066:<text:tab/>66 2e 0f 1f 84 00 00 <text:tab/>cs nopw 0x0(%rax,%rax,1)</text:p>
      <text:p text:style-name="P1"><text:s text:c="4"/>106d:<text:tab/>00 00 00 </text:p>
      <text:p text:style-name="P1"/>
      <text:p text:style-name="P1">0000000000001070 &lt;deregister_tm_clones&gt;:</text:p>
      <text:p text:style-name="P1"><text:s text:c="4"/>1070:<text:tab/>48 8d 3d a9 2f 00 00 <text:tab/>lea <text:s text:c="3"/>0x2fa9(%rip),%rdi <text:s text:c="7"/># 4020 &lt;__TMC_END__&gt;</text:p>
      <text:p text:style-name="P1"><text:s text:c="4"/>1077:<text:tab/>48 8d 05 a2 2f 00 00 <text:tab/>lea <text:s text:c="3"/>0x2fa2(%rip),%rax <text:s text:c="7"/># 4020 &lt;__TMC_END__&gt;</text:p>
      <text:p text:style-name="P1"><text:s text:c="4"/>107e:<text:tab/>48 39 f8 <text:s text:c="12"/><text:tab/>cmp <text:s text:c="3"/>%rdi,%rax</text:p>
      <text:p text:style-name="P1"><text:s text:c="4"/>1081:<text:tab/>74 15 <text:s text:c="15"/><text:tab/>je <text:s text:c="4"/>1098 &lt;deregister_tm_clones+0x28&gt;</text:p>
      <text:p text:style-name="P1"><text:s text:c="4"/>1083:<text:tab/>48 8b 05 56 2f 00 00 <text:tab/>mov <text:s text:c="3"/>0x2f56(%rip),%rax <text:s text:c="7"/># 3fe0 &lt;_ITM_deregisterTMCloneTable@Base&gt;</text:p>
      <text:p text:style-name="P1"><text:s text:c="4"/>108a:<text:tab/>48 85 c0 <text:s text:c="12"/><text:tab/>test <text:s text:c="2"/>%rax,%rax</text:p>
      <text:p text:style-name="P1"><text:s text:c="4"/>108d:<text:tab/>74 09 <text:s text:c="15"/><text:tab/>je <text:s text:c="4"/>1098 &lt;deregister_tm_clones+0x28&gt;</text:p>
      <text:p text:style-name="P1"><text:s text:c="4"/>108f:<text:tab/>ff e0 <text:s text:c="15"/><text:tab/>jmp <text:s text:c="3"/>*%rax</text:p>
      <text:p text:style-name="P1"><text:s text:c="4"/>1091:<text:tab/>0f 1f 80 00 00 00 00 <text:tab/>nopl <text:s text:c="2"/>0x0(%rax)</text:p>
      <text:p text:style-name="P1"><text:s text:c="4"/>1098:<text:tab/>c3 <text:s text:c="18"/><text:tab/>ret</text:p>
      <text:p text:style-name="P1"><text:s text:c="4"/>1099:<text:tab/>0f 1f 80 00 00 00 00 <text:tab/>nopl <text:s text:c="2"/>0x0(%rax)</text:p>
      <text:p text:style-name="P1"/>
      <text:p text:style-name="P1">00000000000010a0 &lt;register_tm_clones&gt;:</text:p>
      <text:p text:style-name="P1"><text:s text:c="4"/>10a0:<text:tab/>48 8d 3d 79 2f 00 00 <text:tab/>lea <text:s text:c="3"/>0x2f79(%rip),%rdi <text:s text:c="7"/># 4020 &lt;__TMC_END__&gt;</text:p>
      <text:p text:style-name="P1"><text:s text:c="4"/>10a7:<text:tab/>48 8d 35 72 2f 00 00 <text:tab/>lea <text:s text:c="3"/>0x2f72(%rip),%rsi <text:s text:c="7"/># 4020 &lt;__TMC_END__&gt;</text:p>
      <text:p text:style-name="P1"><text:s text:c="4"/>10ae:<text:tab/>48 29 fe <text:s text:c="12"/><text:tab/>sub <text:s text:c="3"/>%rdi,%rsi</text:p>
      <text:p text:style-name="P1"><text:s text:c="4"/>10b1:<text:tab/>48 89 f0 <text:s text:c="12"/><text:tab/>mov <text:s text:c="3"/>%rsi,%rax</text:p>
      <text:p text:style-name="P1"><text:s text:c="4"/>10b4:<text:tab/>48 c1 ee 3f <text:s text:c="9"/><text:tab/>shr <text:s text:c="3"/>$0x3f,%rsi</text:p>
      <text:p text:style-name="P1"><text:s text:c="4"/>10b8:<text:tab/>48 c1 f8 03 <text:s text:c="9"/><text:tab/>sar <text:s text:c="3"/>$0x3,%rax</text:p>
      <text:p text:style-name="P1"><text:s text:c="4"/>10bc:<text:tab/>48 01 c6 <text:s text:c="12"/><text:tab/>add <text:s text:c="3"/>%rax,%rsi</text:p>
      <text:p text:style-name="P1"><text:s text:c="4"/>10bf:<text:tab/>48 d1 fe <text:s text:c="12"/><text:tab/>sar <text:s text:c="3"/>$1,%rsi</text:p>
      <text:p text:style-name="P1"><text:s text:c="4"/>10c2:<text:tab/>74 14 <text:s text:c="15"/><text:tab/>je <text:s text:c="4"/>10d8 &lt;register_tm_clones+0x38&gt;</text:p>
      <text:p text:style-name="P1"><text:s text:c="4"/>10c4:<text:tab/>48 8b 05 25 2f 00 00 <text:tab/>mov <text:s text:c="3"/>0x2f25(%rip),%rax <text:s text:c="7"/># 3ff0 &lt;_ITM_registerTMCloneTable@Base&gt;</text:p>
      <text:p text:style-name="P1"><text:s text:c="4"/>10cb:<text:tab/>48 85 c0 <text:s text:c="12"/><text:tab/>test <text:s text:c="2"/>%rax,%rax</text:p>
      <text:p text:style-name="P1"><text:s text:c="4"/>10ce:<text:tab/>74 08 <text:s text:c="15"/><text:tab/>je <text:s text:c="4"/>10d8 &lt;register_tm_clones+0x38&gt;</text:p>
      <text:p text:style-name="P1"><text:s text:c="4"/>10d0:<text:tab/>ff e0 <text:s text:c="15"/><text:tab/>jmp <text:s text:c="3"/>*%rax</text:p>
      <text:p text:style-name="P1"><text:s text:c="4"/>10d2:<text:tab/>66 0f 1f 44 00 00 <text:s text:c="3"/><text:tab/>nopw <text:s text:c="2"/>0x0(%rax,%rax,1)</text:p>
      <text:p text:style-name="P1"><text:s text:c="4"/>10d8:<text:tab/>c3 <text:s text:c="18"/><text:tab/>ret</text:p>
      <text:p text:style-name="P1"><text:s text:c="4"/>10d9:<text:tab/>0f 1f 80 00 00 00 00 <text:tab/>nopl <text:s text:c="2"/>0x0(%rax)</text:p>
      <text:p text:style-name="P1"/>
      <text:p text:style-name="P1">00000000000010e0 &lt;__do_global_dtors_aux&gt;:</text:p>
      <text:p text:style-name="P1"><text:soft-page-break/><text:s text:c="4"/>10e0:<text:tab/>f3 0f 1e fa <text:s text:c="9"/><text:tab/>endbr64</text:p>
      <text:p text:style-name="P1"><text:s text:c="4"/>10e4:<text:tab/>80 3d 35 2f 00 00 00 <text:tab/>cmpb <text:s text:c="2"/>$0x0,0x2f35(%rip) <text:s text:c="7"/># 4020 &lt;__TMC_END__&gt;</text:p>
      <text:p text:style-name="P1"><text:s text:c="4"/>10eb:<text:tab/>75 2b <text:s text:c="15"/><text:tab/>jne <text:s text:c="3"/>1118 &lt;__do_global_dtors_aux+0x38&gt;</text:p>
      <text:p text:style-name="P1"><text:s text:c="4"/>10ed:<text:tab/>55 <text:s text:c="18"/><text:tab/>push <text:s text:c="2"/>%rbp</text:p>
      <text:p text:style-name="P1"><text:s text:c="4"/>10ee:<text:tab/>48 83 3d 02 2f 00 00 <text:tab/>cmpq <text:s text:c="2"/>$0x0,0x2f02(%rip) <text:s text:c="7"/># 3ff8 &lt;__cxa_finalize@GLIBC_2.2.5&gt;</text:p>
      <text:p text:style-name="P1"><text:s text:c="4"/>10f5:<text:tab/>00 </text:p>
      <text:p text:style-name="P1"><text:s text:c="4"/>10f6:<text:tab/>48 89 e5 <text:s text:c="12"/><text:tab/>mov <text:s text:c="3"/>%rsp,%rbp</text:p>
      <text:p text:style-name="P1"><text:s text:c="4"/>10f9:<text:tab/>74 0c <text:s text:c="15"/><text:tab/>je <text:s text:c="4"/>1107 &lt;__do_global_dtors_aux+0x27&gt;</text:p>
      <text:p text:style-name="P1"><text:s text:c="4"/>10fb:<text:tab/>48 8b 3d 06 2f 00 00 <text:tab/>mov <text:s text:c="3"/>0x2f06(%rip),%rdi <text:s text:c="7"/># 4008 &lt;__dso_handle&gt;</text:p>
      <text:p text:style-name="P1"><text:s text:c="4"/>1102:<text:tab/>e8 29 ff ff ff <text:s text:c="6"/><text:tab/>call <text:s text:c="2"/>1030 &lt;__cxa_finalize@plt&gt;</text:p>
      <text:p text:style-name="P1"><text:s text:c="4"/>1107:<text:tab/>e8 64 ff ff ff <text:s text:c="6"/><text:tab/>call <text:s text:c="2"/>1070 &lt;deregister_tm_clones&gt;</text:p>
      <text:p text:style-name="P1"><text:s text:c="4"/>110c:<text:tab/>c6 05 0d 2f 00 00 01 <text:tab/>movb <text:s text:c="2"/>$0x1,0x2f0d(%rip) <text:s text:c="7"/># 4020 &lt;__TMC_END__&gt;</text:p>
      <text:p text:style-name="P1"><text:s text:c="4"/>1113:<text:tab/>5d <text:s text:c="18"/><text:tab/>pop <text:s text:c="3"/>%rbp</text:p>
      <text:p text:style-name="P1"><text:s text:c="4"/>1114:<text:tab/>c3 <text:s text:c="18"/><text:tab/>ret</text:p>
      <text:p text:style-name="P1"><text:s text:c="4"/>1115:<text:tab/>0f 1f 00 <text:s text:c="12"/><text:tab/>nopl <text:s text:c="2"/>(%rax)</text:p>
      <text:p text:style-name="P1"><text:s text:c="4"/>1118:<text:tab/>c3 <text:s text:c="18"/><text:tab/>ret</text:p>
      <text:p text:style-name="P1"><text:s text:c="4"/>1119:<text:tab/>0f 1f 80 00 00 00 00 <text:tab/>nopl <text:s text:c="2"/>0x0(%rax)</text:p>
      <text:p text:style-name="P1"/>
      <text:p text:style-name="P1">0000000000001120 &lt;frame_dummy&gt;:</text:p>
      <text:p text:style-name="P1"><text:s text:c="4"/>1120:<text:tab/>f3 0f 1e fa <text:s text:c="9"/><text:tab/>endbr64</text:p>
      <text:p text:style-name="P1"><text:s text:c="4"/>1124:<text:tab/>e9 77 ff ff ff <text:s text:c="6"/><text:tab/>jmp <text:s text:c="3"/>10a0 &lt;register_tm_clones&gt;</text:p>
      <text:p text:style-name="P1"/>
      <text:p text:style-name="P1">0000000000001129 &lt;main&gt;:</text:p>
      <text:p text:style-name="P1"><text:s text:c="4"/>1129:<text:tab/>f3 0f 1e fa <text:s text:c="9"/><text:tab/>endbr64</text:p>
      <text:p text:style-name="P1"><text:s text:c="4"/>112d:<text:tab/>55 <text:s text:c="18"/><text:tab/>push <text:s text:c="2"/>%rbp</text:p>
      <text:p text:style-name="P1"><text:s text:c="4"/>112e:<text:tab/>48 89 e5 <text:s text:c="12"/><text:tab/>mov <text:s text:c="3"/>%rsp,%rbp</text:p>
      <text:p text:style-name="P1"><text:s text:c="4"/>1131:<text:tab/>48 83 ec 10 <text:s text:c="9"/><text:tab/>sub <text:s text:c="3"/>$0x10,%rsp</text:p>
      <text:p text:style-name="P1"><text:s text:c="4"/>1135:<text:tab/>be 02 00 00 00 <text:s text:c="6"/><text:tab/>mov <text:s text:c="3"/>$0x2,%esi</text:p>
      <text:p text:style-name="P1"><text:s text:c="4"/>113a:<text:tab/>48 8d 05 <text:span text:style-name="T3">cf 2e 00 00 <text:tab/>lea <text:s text:c="3"/>0x2ecf(%rip),%rax <text:s text:c="7"/># 4010 &lt;array&gt;</text:span></text:p>
      <text:p text:style-name="P1"><text:s text:c="4"/>1141:<text:tab/>48 89 c7 <text:s text:c="12"/><text:tab/>mov <text:s text:c="3"/>%rax,%rdi</text:p>
      <text:p text:style-name="P1"><text:s text:c="4"/>1144:<text:tab/>e8 <text:span text:style-name="T4">08</text:span> 00 00 00 <text:s text:c="6"/><text:tab/>call <text:s text:c="2"/><text:span text:style-name="T4">1151</text:span> &lt;sum&gt; <text:s text:c="15"/><text:span text:style-name="T4">// </text:span><text:span text:style-name="T5">1151-1149 = 08</text:span></text:p>
      <text:p text:style-name="P1"><text:s text:c="4"/><text:span text:style-name="T4">1149:</text:span><text:tab/>89 45 fc <text:s text:c="12"/><text:tab/>mov <text:s text:c="3"/>%eax,-0x4(%rbp)</text:p>
      <text:p text:style-name="P1"><text:s text:c="4"/>114c:<text:tab/>8b 45 fc <text:s text:c="12"/><text:tab/>mov <text:s text:c="3"/>-0x4(%rbp),%eax</text:p>
      <text:p text:style-name="P1"><text:s text:c="4"/>114f:<text:tab/>c9 <text:s text:c="18"/><text:tab/>leave</text:p>
      <text:p text:style-name="P1"><text:s text:c="4"/>1150:<text:tab/>c3 <text:s text:c="18"/><text:tab/>ret</text:p>
      <text:p text:style-name="P1"/>
      <text:p text:style-name="P1">0000000000001151 &lt;sum&gt;:</text:p>
      <text:p text:style-name="P1"><text:s text:c="4"/>1151:<text:tab/>f3 0f 1e fa <text:s text:c="9"/><text:tab/>endbr64</text:p>
      <text:p text:style-name="P1"><text:s text:c="4"/>1155:<text:tab/>55 <text:s text:c="18"/><text:tab/>push <text:s text:c="2"/>%rbp</text:p>
      <text:p text:style-name="P1"><text:s text:c="4"/>1156:<text:tab/>48 89 e5 <text:s text:c="12"/><text:tab/>mov <text:s text:c="3"/>%rsp,%rbp</text:p>
      <text:p text:style-name="P1"><text:s text:c="4"/>1159:<text:tab/>48 89 7d e8 <text:s text:c="9"/><text:tab/>mov <text:s text:c="3"/>%rdi,-0x18(%rbp)</text:p>
      <text:p text:style-name="P1"><text:s text:c="4"/>115d:<text:tab/>89 75 e4 <text:s text:c="12"/><text:tab/>mov <text:s text:c="3"/>%esi,-0x1c(%rbp)</text:p>
      <text:p text:style-name="P1"><text:s text:c="4"/>1160:<text:tab/>c7 45 f8 00 00 00 00 <text:tab/>movl <text:s text:c="2"/>$0x0,-0x8(%rbp)</text:p>
      <text:p text:style-name="P1"><text:s text:c="4"/>1167:<text:tab/>c7 45 fc 00 00 00 00 <text:tab/>movl <text:s text:c="2"/>$0x0,-0x4(%rbp)</text:p>
      <text:p text:style-name="P1"><text:s text:c="4"/>116e:<text:tab/>eb 1d <text:s text:c="15"/><text:tab/>jmp <text:s text:c="3"/>118d &lt;sum+0x3c&gt;</text:p>
      <text:p text:style-name="P1"><text:s text:c="4"/>1170:<text:tab/>8b 45 fc <text:s text:c="12"/><text:tab/>mov <text:s text:c="3"/>-0x4(%rbp),%eax</text:p>
      <text:p text:style-name="P1"><text:s text:c="4"/>1173:<text:tab/>48 98 <text:s text:c="15"/><text:tab/>cltq</text:p>
      <text:p text:style-name="P1"><text:s text:c="4"/>1175:<text:tab/>48 8d 14 85 00 00 00 <text:tab/>lea <text:s text:c="3"/>0x0(,%rax,4),%rdx</text:p>
      <text:p text:style-name="P1"><text:s text:c="4"/>117c:<text:tab/>00 </text:p>
      <text:p text:style-name="P1"><text:s text:c="4"/>117d:<text:tab/>48 8b 45 e8 <text:s text:c="9"/><text:tab/>mov <text:s text:c="3"/>-0x18(%rbp),%rax</text:p>
      <text:p text:style-name="P1"><text:s text:c="4"/>1181:<text:tab/>48 01 d0 <text:s text:c="12"/><text:tab/>add <text:s text:c="3"/>%rdx,%rax</text:p>
      <text:p text:style-name="P1"><text:s text:c="4"/>1184:<text:tab/>8b 00 <text:s text:c="15"/><text:tab/>mov <text:s text:c="3"/>(%rax),%eax</text:p>
      <text:p text:style-name="P1"><text:s text:c="4"/>1186:<text:tab/>01 45 f8 <text:s text:c="12"/><text:tab/>add <text:s text:c="3"/>%eax,-0x8(%rbp)</text:p>
      <text:p text:style-name="P1"><text:s text:c="4"/>1189:<text:tab/>83 45 fc 01 <text:s text:c="9"/><text:tab/>addl <text:s text:c="2"/>$0x1,-0x4(%rbp)</text:p>
      <text:p text:style-name="P1"><text:s text:c="4"/>118d:<text:tab/>8b 45 fc <text:s text:c="12"/><text:tab/>mov <text:s text:c="3"/>-0x4(%rbp),%eax</text:p>
      <text:p text:style-name="P1"><text:s text:c="4"/>1190:<text:tab/>3b 45 e4 <text:s text:c="12"/><text:tab/>cmp <text:s text:c="3"/>-0x1c(%rbp),%eax</text:p>
      <text:p text:style-name="P1"><text:s text:c="4"/>1193:<text:tab/>7c db <text:s text:c="15"/><text:tab/>jl <text:s text:c="4"/>1170 &lt;sum+0x1f&gt;</text:p>
      <text:p text:style-name="P1"><text:s text:c="4"/>1195:<text:tab/>8b 45 f8 <text:s text:c="12"/><text:tab/>mov <text:s text:c="3"/>-0x8(%rbp),%eax</text:p>
      <text:p text:style-name="P1"><text:s text:c="4"/>1198:<text:tab/>5d <text:s text:c="18"/><text:tab/>pop <text:s text:c="3"/>%rbp</text:p>
      <text:p text:style-name="P1"><text:s text:c="4"/>1199:<text:tab/>c3 <text:s text:c="18"/><text:tab/>ret</text:p>
      <text:p text:style-name="P1"/>
      <text:p text:style-name="P1">Disassembly of section .fini:</text:p>
      <text:p text:style-name="P1"/>
      <text:p text:style-name="P1">000000000000119c &lt;_fini&gt;:</text:p>
      <text:p text:style-name="P1"><text:s text:c="4"/>119c:<text:tab/>f3 0f 1e fa <text:s text:c="9"/><text:tab/>endbr64</text:p>
      <text:p text:style-name="P1"><text:s text:c="4"/>11a0:<text:tab/>48 83 ec 08 <text:s text:c="9"/><text:tab/>sub <text:s text:c="3"/>$0x8,%rsp</text:p>
      <text:p text:style-name="P1"><text:s text:c="4"/>11a4:<text:tab/>48 83 c4 08 <text:s text:c="9"/><text:tab/>add <text:s text:c="3"/>$0x8,%rsp</text:p>
      <text:p text:style-name="P1"><text:s text:c="4"/>11a8:<text:tab/>c3 <text:s text:c="18"/><text:tab/>ret</text:p>
      <text:p text:style-name="P1">skc@skc-Latitude-3420:~/newpro/system_programming/linkers$ objdump -dx main.o </text:p>
      <text:p text:style-name="P1"/>
      <text:p text:style-name="P1">main.o: <text:s text:c="4"/>file format elf64-x86-64</text:p>
      <text:p text:style-name="P1">main.o</text:p>
      <text:p text:style-name="P1">architecture: i386:x86-64, flags 0x00000011:</text:p>
      <text:p text:style-name="P1">HAS_RELOC, HAS_SYMS</text:p>
      <text:p text:style-name="P1">start address 0x0000000000000000</text:p>
      <text:p text:style-name="P1"/>
      <text:p text:style-name="P1">Sections:</text:p>
      <text:p text:style-name="P1">Idx Name <text:s text:c="9"/>Size <text:s text:c="5"/>VMA <text:s text:c="14"/>LMA <text:s text:c="14"/>File off <text:s/>Algn</text:p>
      <text:p text:style-name="P1"><text:s text:c="2"/>0 .text <text:s text:c="8"/>00000028 <text:s/>0000000000000000 <text:s/>0000000000000000 <text:s/>00000040 <text:s/>2**0</text:p>
      <text:p text:style-name="P1"><text:soft-page-break/><text:s text:c="18"/>CONTENTS, ALLOC, LOAD, RELOC, READONLY, CODE</text:p>
      <text:p text:style-name="P1"><text:s text:c="2"/>1 .data <text:s text:c="8"/>00000010 <text:s/>0000000000000000 <text:s/>0000000000000000 <text:s/>00000070 <text:s/>2**4</text:p>
      <text:p text:style-name="P1"><text:s text:c="18"/>CONTENTS, ALLOC, LOAD, DATA</text:p>
      <text:p text:style-name="P1"><text:s text:c="2"/>2 .bss <text:s text:c="9"/>00000000 <text:s/>0000000000000000 <text:s/>0000000000000000 <text:s/>00000080 <text:s/>2**0</text:p>
      <text:p text:style-name="P1"><text:s text:c="18"/>ALLOC</text:p>
      <text:p text:style-name="P1"><text:s text:c="2"/>3 .comment <text:s text:c="5"/>0000002c <text:s/>0000000000000000 <text:s/>0000000000000000 <text:s/>00000080 <text:s/>2**0</text:p>
      <text:p text:style-name="P1"><text:s text:c="18"/>CONTENTS, READONLY</text:p>
      <text:p text:style-name="P1"><text:s text:c="2"/>4 .note.GNU-stack 00000000 <text:s/>0000000000000000 <text:s/>0000000000000000 <text:s/>000000ac <text:s/>2**0</text:p>
      <text:p text:style-name="P1"><text:s text:c="18"/>CONTENTS, READONLY</text:p>
      <text:p text:style-name="P1"><text:s text:c="2"/>5 .note.gnu.property 00000020 <text:s/>0000000000000000 <text:s/>0000000000000000 <text:s/>000000b0 <text:s/>2**3</text:p>
      <text:p text:style-name="P1"><text:s text:c="18"/>CONTENTS, ALLOC, LOAD, READONLY, DATA</text:p>
      <text:p text:style-name="P1"><text:s text:c="2"/>6 .eh_frame <text:s text:c="4"/>00000038 <text:s/>0000000000000000 <text:s/>0000000000000000 <text:s/>000000d0 <text:s/>2**3</text:p>
      <text:p text:style-name="P1"><text:s text:c="18"/>CONTENTS, ALLOC, LOAD, RELOC, READONLY, DATA</text:p>
      <text:p text:style-name="P1">SYMBOL TABLE:</text:p>
      <text:p text:style-name="P1">0000000000000000 l <text:s text:c="3"/>df *ABS*<text:tab/>0000000000000000 main.c</text:p>
      <text:p text:style-name="P1">0000000000000000 l <text:s text:c="3"/>d <text:s/>.text<text:tab/>0000000000000000 .text</text:p>
      <text:p text:style-name="P1">0000000000000000 g <text:s text:c="4"/>O .data<text:tab/>0000000000000010 array</text:p>
      <text:p text:style-name="P1">0000000000000000 g <text:s text:c="4"/>F .text<text:tab/>0000000000000028 main</text:p>
      <text:p text:style-name="P1">0000000000000000 <text:s text:c="8"/>*UND*<text:tab/>0000000000000000 sum</text:p>
      <text:p text:style-name="P1"/>
      <text:p text:style-name="P1"/>
      <text:p text:style-name="P1"/>
      <text:p text:style-name="P1">Disassembly of section .text:</text:p>
      <text:p text:style-name="P1"/>
      <text:p text:style-name="P1">0000000000000000 &lt;main&gt;:</text:p>
      <text:p text:style-name="P1"><text:s text:c="3"/>0:<text:tab/>f3 0f 1e fa <text:s text:c="9"/><text:tab/>endbr64</text:p>
      <text:p text:style-name="P1"><text:s text:c="3"/>4:<text:tab/>55 <text:s text:c="18"/><text:tab/>push <text:s text:c="2"/>%rbp</text:p>
      <text:p text:style-name="P1"><text:s text:c="3"/>5:<text:tab/>48 89 e5 <text:s text:c="12"/><text:tab/>mov <text:s text:c="3"/>%rsp,%rbp</text:p>
      <text:p text:style-name="P1"><text:s text:c="3"/>8:<text:tab/>48 83 ec 10 <text:s text:c="9"/><text:tab/>sub <text:s text:c="3"/>$0x10,%rsp</text:p>
      <text:p text:style-name="P1"><text:s text:c="3"/>c:<text:tab/>be 02 00 00 00 <text:s text:c="6"/><text:tab/>mov <text:s text:c="3"/>$0x2,%esi</text:p>
      <text:p text:style-name="P1"><text:s text:c="2"/>11:<text:tab/>48 8d 05 00 00 00 00 <text:tab/>lea <text:s text:c="3"/>0x0(%rip),%rax <text:s text:c="7"/># 18 &lt;main+0x18&gt;</text:p>
      <text:p text:style-name="P1"><text:tab/><text:tab/><text:tab/><text:span text:style-name="T3">14: R_X86_64_PC32<text:tab/>array-0x4</text:span></text:p>
      <text:p text:style-name="P1"><text:s text:c="2"/>18:<text:tab/>48 89 c7 <text:s text:c="12"/><text:tab/>mov <text:s text:c="3"/>%rax,%rdi</text:p>
      <text:p text:style-name="P1"><text:s text:c="2"/>1b:<text:tab/>e8 <text:span text:style-name="T6">00 00 00 00</text:span> <text:s text:c="6"/><text:tab/>call <text:s text:c="2"/>20 &lt;main+0x20&gt;</text:p>
      <text:p text:style-name="P1"><text:tab/><text:tab/><text:tab/>1c: R_X86_64_PLT32<text:tab/>sum-<text:span text:style-name="T6">0x4</text:span></text:p>
      <text:p text:style-name="P1"><text:s text:c="2"/>20:<text:tab/>89 45 fc <text:s text:c="12"/><text:tab/>mov <text:s text:c="3"/>%eax,-0x4(%rbp)</text:p>
      <text:p text:style-name="P1"><text:s text:c="2"/>23:<text:tab/>8b 45 fc <text:s text:c="12"/><text:tab/>mov <text:s text:c="3"/>-0x4(%rbp),%eax</text:p>
      <text:p text:style-name="P1"><text:s text:c="2"/>26:<text:tab/>c9 <text:s text:c="18"/><text:tab/>leave</text:p>
      <text:p text:style-name="P1"><text:s text:c="2"/>27:<text:tab/>c3 <text:s text:c="18"/><text:tab/>ret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8399f6259d8c87f40e7255cdb3c9b958f5e08948</meta:generator>
    <dc:date>2026-02-28T15:48:05.515219234</dc:date>
    <meta:editing-duration>PT3M15S</meta:editing-duration>
    <meta:editing-cycles>1</meta:editing-cycles>
    <meta:document-statistic meta:table-count="0" meta:image-count="0" meta:object-count="0" meta:page-count="5" meta:paragraph-count="325" meta:word-count="1858" meta:character-count="18344" meta:non-whitespace-character-count="12339"/>
  </office:meta>
</office:document-meta>
</file>